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DejaVu Sans Mono" svg:font-family="'DejaVu Sans Mono'"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data-style-name="N84">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2.A3" style:family="table-cell" style:data-style-name="N84">
      <style:table-cell-properties fo:background-color="transparent" fo:padding="0.097cm" fo:border-left="0.002cm solid #333333" fo:border-right="none" fo:border-top="none" fo:border-bottom="0.002cm solid #333333">
        <style:background-image/>
      </style:table-cell-properties>
    </style:style>
    <style:style style:name="Table2.D3" style:family="table-cell" style:data-style-name="N84">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text-align="center" style:justify-single-word="false"/>
      <style:text-properties fo:color="#594bbf" style:font-name="Albany" fo:font-size="16pt" fo:font-weight="bold"/>
    </style:style>
    <style:style style:name="P6" style:family="paragraph" style:parent-style-name="Standard">
      <style:text-properties fo:font-weight="bold"/>
    </style:style>
    <style:style style:name="P7" style:family="paragraph" style:parent-style-name="Standard">
      <style:text-properties fo:color="#ffffff"/>
    </style:style>
    <style:style style:name="P8" style:family="paragraph" style:parent-style-name="Standard">
      <style:text-properties fo:font-size="6pt" fo:font-weight="bold" style:font-size-asian="6pt" style:font-size-complex="6pt"/>
    </style:style>
    <style:style style:name="P9" style:family="paragraph" style:parent-style-name="Standard">
      <style:paragraph-properties fo:margin-left="0.053cm" fo:margin-right="0cm" fo:text-indent="0cm" style:auto-text-indent="false"/>
      <style:text-properties fo:font-weight="bold"/>
    </style:style>
    <style:style style:name="P10" style:family="paragraph" style:parent-style-name="Table_20_Heading">
      <style:text-properties style:font-name="Albany"/>
    </style:style>
    <style:style style:name="P11"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12" style:family="paragraph" style:parent-style-name="Table_20_Heading">
      <style:text-properties fo:font-weight="bold"/>
    </style:style>
    <style:style style:name="P13" style:family="paragraph" style:parent-style-name="Table_20_Contents">
      <style:text-properties style:font-name="Albany"/>
    </style:style>
    <style:style style:name="P14" style:family="paragraph" style:parent-style-name="Table_20_Contents">
      <style:text-properties style:font-name="Albany" fo:language="zxx" fo:country="none" fo:font-weight="normal"/>
    </style:style>
    <style:style style:name="P15" style:family="paragraph" style:parent-style-name="Table_20_Contents">
      <style:text-properties style:font-name="Albany" fo:font-style="normal" style:font-style-asian="normal" style:font-style-complex="normal"/>
    </style:style>
    <style:style style:name="P16" style:family="paragraph" style:parent-style-name="Table_20_Contents">
      <style:text-properties fo:language="zxx" fo:country="none"/>
    </style:style>
    <style:style style:name="P17" style:family="paragraph" style:parent-style-name="Table_20_Contents">
      <style:text-properties fo:language="zxx" fo:country="none" fo:font-weight="normal"/>
    </style:style>
    <style:style style:name="P18" style:family="paragraph" style:parent-style-name="Table_20_Contents">
      <style:text-properties fo:font-weight="bold"/>
    </style:style>
    <style:style style:name="P19" style:family="paragraph" style:parent-style-name="Standard">
      <style:paragraph-properties fo:margin-left="0.026cm" fo:margin-right="0cm" fo:text-indent="0cm" style:auto-text-indent="false"/>
      <style:text-properties fo:font-weight="bold"/>
    </style:style>
    <style:style style:name="P20" style:family="paragraph" style:parent-style-name="Text_20_body">
      <style:text-properties fo:font-weight="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Albany"/>
    </style:style>
    <style:style style:name="P23" style:family="paragraph" style:parent-style-name="Text_20_body">
      <style:text-properties style:font-name="Albany" fo:font-size="10pt" style:font-size-asian="10pt" style:font-size-complex="10pt"/>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size="6pt" fo:font-weight="bold" style:font-size-asian="6pt" style:font-size-complex="6pt"/>
    </style:style>
    <style:style style:name="P26"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8"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9" style:family="paragraph" style:parent-style-name="MyText">
      <style:text-properties style:font-name="Albany" fo:font-size="10pt" style:font-size-asian="10pt" style:font-size-complex="10pt"/>
    </style:style>
    <style:style style:name="P30" style:family="paragraph" style:parent-style-name="Text_20_body">
      <style:text-properties style:font-name="Albany"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Heading_20_4" style:master-page-name="Standard">
      <style:paragraph-properties fo:margin-left="0.026cm" fo:margin-right="0cm" fo:text-indent="0cm" style:auto-text-indent="false" style:page-number="1"/>
    </style:style>
    <style:style style:name="P34" style:family="paragraph" style:parent-style-name="Table_20_Contents">
      <style:text-properties fo:font-weight="bold"/>
    </style:style>
    <style:style style:name="P35" style:family="paragraph" style:parent-style-name="Table_20_Contents">
      <style:text-properties fo:language="zxx" fo:country="none"/>
    </style:style>
    <style:style style:name="P36" style:family="paragraph" style:parent-style-name="Table_20_Contents">
      <style:text-properties fo:language="zxx" fo:country="none" fo:font-weight="normal"/>
    </style:style>
    <style:style style:name="P37" style:family="paragraph" style:parent-style-name="Standard" style:master-page-name="Title_20_Page">
      <style:paragraph-properties fo:text-align="center" style:justify-single-word="false" style:page-number="auto"/>
      <style:text-properties style:font-name="Albany" fo:font-size="2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lbany"/>
    </style:style>
    <style:style style:name="T4" style:family="text">
      <style:text-properties style:font-name="Albany" fo:font-size="10pt" style:font-size-asian="10pt" style:font-size-complex="10pt"/>
    </style:style>
    <style:style style:name="T5" style:family="text">
      <style:text-properties style:font-name="Albany" fo:font-size="10pt" fo:font-weight="bold" style:font-size-asian="10pt" style:font-weight-asian="bold" style:font-size-complex="10pt" style:font-weight-complex="bold"/>
    </style:style>
    <style:style style:name="T6" style:family="text">
      <style:text-properties fo:color="#33cc66"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7" style:family="text">
      <style:text-properties fo:color="#33cc66" fo:font-weight="bold" style:font-weight-asian="bold" style:font-weight-complex="bold"/>
    </style:style>
    <style:style style:name="T8" style:family="text">
      <style:text-properties fo:color="#2300dc"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9" style:family="text">
      <style:text-properties fo:color="#2300dc" fo:font-weight="bold" style:font-weight-asian="bold" style:font-weight-complex="bold"/>
    </style:style>
    <style:style style:name="T10" style:family="text">
      <style:text-properties fo:color="#dc230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1" style:family="text">
      <style:text-properties fo:color="#dc2300" fo:font-weight="bold" style:font-weight-asian="bold" style:font-weight-complex="bold"/>
    </style:style>
    <style:style style:name="T12" style:family="text">
      <style:text-properties fo:color="#fe990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3" style:family="text">
      <style:text-properties fo:color="#fe9900" fo:font-weight="bold" style:font-weight-asian="bold" style:font-weight-complex="bold"/>
    </style:style>
    <style:style style:name="T14" style:family="text">
      <style:text-properties fo:color="#6b0094"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5" style:family="text">
      <style:text-properties fo:font-weight="normal" style:font-weight-asian="normal" style:font-weight-complex="normal"/>
    </style:style>
    <style:style style:name="T16" style:family="text">
      <style:text-properties fo:color="#6b2394" fo:font-weight="bold" style:font-weight-asian="bold" style:font-weight-complex="bold"/>
    </style:style>
    <style:style style:name="T17" style:family="text">
      <style:text-properties fo:color="#0000ff" fo:font-weight="bold" style:font-weight-asian="bold" style:font-weight-complex="bold"/>
    </style:style>
    <style:style style:name="T18" style:family="text">
      <style:text-properties fo:font-size="10pt"/>
    </style:style>
    <style:style style:name="T19" style:family="text">
      <style:text-properties style:font-size-asian="10pt"/>
    </style:style>
    <style:style style:name="T20" style:family="text">
      <style:text-properties style:font-size-complex="10pt"/>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NUMBERTEXT and MONEYTEXT Spreadsheet Functions<text:note text:id="ftn1" text:note-class="footnote"><text:note-citation>1</text:note-citation><text:note-body><text:p text:style-name="Footnote">Note: this specification covers only spreadsheet functions, but it can be extend for number formats, too.</text:p></text:note-body></text:note></text:p>
      <text:p text:style-name="P5">OpenOffice.org 3.x Calc</text:p>
      <text:p text:style-name="P3"/>
      <text:p text:style-name="P4"/>
      <text:p text:style-name="P9"/>
      <table:table table:name="Table4" table:style-name="Table4">
        <table:table-column table:style-name="Table4.A" table:number-columns-repeated="3"/>
        <table:table-column table:style-name="Table4.D"/>
        <table:table-header-rows>
          <table:table-row>
            <table:table-cell table:style-name="Table4.A1" office:value-type="string">
              <text:p text:style-name="P10">Document - ID</text:p>
            </table:table-cell>
            <table:table-cell table:style-name="Table4.A1" office:value-type="string">
              <text:p text:style-name="P11">Specification Owner </text:p>
            </table:table-cell>
            <table:table-cell table:style-name="Table4.A1" office:value-type="string">
              <text:p text:style-name="P11">Last Change </text:p>
            </table:table-cell>
            <table:table-cell table:style-name="Table4.D1" office:value-type="string">
              <text:p text:style-name="P11">Status</text:p>
            </table:table-cell>
          </table:table-row>
        </table:table-header-rows>
        <table:table-row>
          <table:table-cell table:style-name="Table4.A2" office:value-type="string">
            <text:p text:style-name="P13"/>
          </table:table-cell>
          <table:table-cell table:style-name="Table4.A2" office:value-type="string">
            <text:p text:style-name="P13">László Németh</text:p>
          </table:table-cell>
          <table:table-cell table:style-name="Table4.C2" office:value-type="date" office:date-value="2009-08-06">
            <text:p text:style-name="P14">2009-08-06</text:p>
          </table:table-cell>
          <table:table-cell table:style-name="Table4.D2" office:value-type="string">
            <text:p text:style-name="P13">Draft</text:p>
          </table:table-cell>
        </table:table-row>
        <table:table-row table:style-name="Table4.3">
          <table:table-cell table:style-name="Table4.D2" table:number-columns-spanned="4" office:value-type="string">
            <text:p text:style-name="P13"/>
          </table:table-cell>
          <table:covered-table-cell/>
          <table:covered-table-cell/>
          <table:covered-table-cell/>
        </table:table-row>
        <table:table-row>
          <table:table-cell table:style-name="Table4.A2" office:value-type="string">
            <text:p text:style-name="P10">Conforms to</text:p>
          </table:table-cell>
          <table:table-cell table:style-name="Table4.D2" table:number-columns-spanned="3" office:value-type="string">
            <text:p text:style-name="P22">Thai subset of MONEYTEXT is standardized by the ECMA–376 and ISO/IEC 29 500:2008 (Office Open XML) as BAHTTEXT, also by OpenOffice.org (<text:a xlink:type="simple" xlink:href="http://specs.openoffice.org/calc/compatibility/bahttext.odt">http://specs.openoffice.org/calc/compatibility/bahttext.odt</text:a><text:a xlink:type="simple" xlink:href="http://specs.openoffice.org/calc/compatibility/bahttext.odt">). RuleBasedNumberFormat of IBM ICU is similar, but insufficient tool to spell out numbers with or without currencies.</text:a></text:p>
          </table:table-cell>
          <table:covered-table-cell/>
          <table:covered-table-cell/>
        </table:table-row>
        <table:table-row>
          <table:table-cell table:style-name="Table4.A2" office:value-type="string">
            <text:p text:style-name="P10">Applies to</text:p>
          </table:table-cell>
          <table:table-cell table:style-name="Table4.D2" table:number-columns-spanned="3" office:value-type="string">
            <text:p text:style-name="P13">Calc</text:p>
          </table:table-cell>
          <table:covered-table-cell/>
          <table:covered-table-cell/>
        </table:table-row>
        <table:table-row>
          <table:table-cell table:style-name="Table4.A2" office:value-type="string">
            <text:p text:style-name="P10">Task ID(s)</text:p>
          </table:table-cell>
          <table:table-cell table:style-name="Table4.D2" table:number-columns-spanned="3" office:value-type="string">
            <text:p text:style-name="P13">i103746</text:p>
          </table:table-cell>
          <table:covered-table-cell/>
          <table:covered-table-cell/>
        </table:table-row>
        <table:table-row>
          <table:table-cell table:style-name="Table4.A2" office:value-type="string">
            <text:p text:style-name="P10">Category</text:p>
          </table:table-cell>
          <table:table-cell table:style-name="Table4.B7" table:number-columns-spanned="3" office:value-type="string">
            <text:p text:style-name="P15">Feature</text:p>
          </table:table-cell>
          <table:covered-table-cell/>
          <table:covered-table-cell/>
        </table:table-row>
      </table:table>
      <text:p text:style-name="P19"/>
      <text:p text:style-name="P6"/>
      <text:p text:style-name="P20">Abstract</text:p>
      <text:p text:style-name="P29">The NUMBERTEXT and MONEYTEXT functions allow to convert numbers to number names. The output of the MONEYTEXT includes the names of the currency units, too. Example: The number 1.5 can be converted to the Thai text “หนึ่งบาทห้าสิบสตางค์” and the English text “One Baht and fifty Satang” by the MONEYTEXT(1.5; "THY"; 2; "th-TH") and MONEYTEXT(1.5; "THY"; 2; "en-US") function calls.</text:p>
      <text:p text:style-name="P29"/>
      <text:p text:style-name="P21">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
            </table:table-cell>
            <table:table-cell table:style-name="Table8.A1" office:value-type="string">
              <text:p text:style-name="P12">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evelopment</text:p>
          </table:table-cell>
          <table:table-cell table:style-name="Table8.B2" office:value-type="string">
            <text:p text:style-name="P16">László Németh (nemeth)</text:p>
          </table:table-cell>
          <table:table-cell table:style-name="Table8.C2" office:value-type="string">
            <text:p text:style-name="P16">nemeth@openoffice.org</text:p>
          </table:table-cell>
        </table:table-row>
        <table:table-row>
          <table:table-cell table:style-name="Table8.A2" office:value-type="string">
            <text:p text:style-name="Table_20_Heading">Quality Assura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ocumentation</text:p>
          </table:table-cell>
          <table:table-cell table:style-name="Table8.B2" office:value-type="string">
            <text:p text:style-name="P16"/>
          </table:table-cell>
          <table:table-cell table:style-name="Table8.C2" office:value-type="string">
            <text:p text:style-name="P16"/>
          </table:table-cell>
        </table:table-row>
      </table:table>
      <text:p text:style-name="P7"/>
      <text:p text:style-name="P20">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2">User Experience</text:p>
          </table:table-cell>
          <table:table-cell table:style-name="Table6.B2" office:value-type="string">
            <text:p text:style-name="P16"/>
          </table:table-cell>
          <table:table-cell table:style-name="Table6.C2" office:value-type="string">
            <text:p text:style-name="P17"/>
          </table:table-cell>
        </table:table-row>
        <table:table-row>
          <table:table-cell table:style-name="Table6.A2" office:value-type="string">
            <text:p text:style-name="Table_20_Heading">Development</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Quality Assurance</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Documentation</text:p>
          </table:table-cell>
          <table:table-cell table:style-name="Table6.B2" office:value-type="string">
            <text:p text:style-name="P16"/>
          </table:table-cell>
          <table:table-cell table:style-name="Table6.C2" office:value-type="string">
            <text:p text:style-name="P16"/>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
          </table:table-cell>
          <table:table-cell table:style-name="Table6.C2" office:value-type="string">
            <text:p text:style-name="P17"/>
          </table:table-cell>
        </table:table-row>
      </table:table>
      <text:p text:style-name="Standard"/>
      <text:p text:style-name="P24"/>
      <text:p text:style-name="P20">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18">1.0</text:p>
          </table:table-cell>
          <table:table-cell table:style-name="Table2.B2" office:value-type="string">
            <text:p text:style-name="P16">Initial revision</text:p>
          </table:table-cell>
          <table:table-cell table:style-name="Table2.B2" office:value-type="string">
            <text:p text:style-name="P16">nemeth</text:p>
          </table:table-cell>
          <table:table-cell table:style-name="Table2.D2" office:value-type="string">
            <text:p text:style-name="P17">2009-07-23</text:p>
          </table:table-cell>
        </table:table-row>
        <table:table-row>
          <table:table-cell table:style-name="Table2.A3" office:value-type="date" office:date-value="2009-01-01">
            <text:p text:style-name="P18">1.1.</text:p>
          </table:table-cell>
          <table:table-cell table:style-name="Table2.B2" office:value-type="string">
            <text:p text:style-name="P16">Fixes</text:p>
          </table:table-cell>
          <table:table-cell table:style-name="Table2.B2" office:value-type="string">
            <text:p text:style-name="P16">nemeth</text:p>
          </table:table-cell>
          <table:table-cell table:style-name="Table2.D3" office:value-type="date" office:date-value="2009-08-06">
            <text:p text:style-name="P17">2009-08-06</text:p>
          </table:table-cell>
        </table:table-row>
      </table:table>
      <text:p text:style-name="P8"/>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6"><text:span text:style-name="Contents_20_Links"><text:tab/></text:span><text:a xlink:type="simple" xlink:href="#0.0.0.1.Glossary%7Coutline"><text:span text:style-name="Contents_20_Links">Glossary</text:span></text:a><text:span text:style-name="Contents_20_Links"><text:tab/></text:span><text:span text:style-name="Contents_20_Links">1</text:span></text:p>
          <text:p text:style-name="P27"><text:span text:style-name="Contents_20_Links">1<text:tab/></text:span><text:a xlink:type="simple" xlink:href="#1.Motivation%7Coutline"><text:span text:style-name="Contents_20_Links">Motivation</text:span></text:a><text:span text:style-name="Contents_20_Links"><text:tab/></text:span><text:span text:style-name="Contents_20_Links">1</text:span></text:p>
          <text:p text:style-name="P27"><text:span text:style-name="Contents_20_Links">2<text:tab/></text:span><text:a xlink:type="simple" xlink:href="#2.User%20Scenarios%7Coutline"><text:span text:style-name="Contents_20_Links">User Scenarios</text:span></text:a><text:span text:style-name="Contents_20_Links"><text:tab/></text:span><text:span text:style-name="Contents_20_Links">1</text:span></text:p>
          <text:p text:style-name="P27"><text:span text:style-name="Contents_20_Links">3<text:tab/></text:span><text:a xlink:type="simple" xlink:href="#3.Goals%7Coutline"><text:span text:style-name="Contents_20_Links">Goals</text:span></text:a><text:span text:style-name="Contents_20_Links"><text:tab/></text:span><text:span text:style-name="Contents_20_Links">1</text:span></text:p>
          <text:p text:style-name="P27"><text:span text:style-name="Contents_20_Links">4<text:tab/></text:span><text:a xlink:type="simple" xlink:href="#4.Requirements%20and%20Dependencies%7Coutline"><text:span text:style-name="Contents_20_Links">Requirements and Dependencies</text:span></text:a><text:span text:style-name="Contents_20_Links"><text:tab/></text:span><text:span text:style-name="Contents_20_Links">1</text:span></text:p>
          <text:p text:style-name="P28"><text:span text:style-name="Contents_20_Links">4.1<text:tab/></text:span><text:a xlink:type="simple" xlink:href="#4.1.Requirements%7Coutline"><text:span text:style-name="Contents_20_Links">Requirements</text:span></text:a><text:span text:style-name="Contents_20_Links"><text:tab/></text:span><text:span text:style-name="Contents_20_Links">1</text:span></text:p>
          <text:p text:style-name="P28"><text:span text:style-name="Contents_20_Links">4.2<text:tab/></text:span><text:a xlink:type="simple" xlink:href="#4.2.Technical%20Dependencies%7Coutline"><text:span text:style-name="Contents_20_Links">Technical Dependencies</text:span></text:a><text:span text:style-name="Contents_20_Links"><text:tab/></text:span><text:span text:style-name="Contents_20_Links">1</text:span></text:p>
          <text:p text:style-name="P27"><text:span text:style-name="Contents_20_Links">5<text:tab/></text:span><text:a xlink:type="simple" xlink:href="#5.Competitive%20Analyses%7Coutline"><text:span text:style-name="Contents_20_Links">Competitive Analyses</text:span></text:a><text:span text:style-name="Contents_20_Links"><text:tab/></text:span><text:span text:style-name="Contents_20_Links">1</text:span></text:p>
          <text:p text:style-name="P27"><text:span text:style-name="Contents_20_Links">6<text:tab/></text:span><text:a xlink:type="simple" xlink:href="#6.Detailed%20Specification%7Coutline"><text:span text:style-name="Contents_20_Links">Detailed Specification</text:span></text:a><text:span text:style-name="Contents_20_Links"><text:tab/></text:span><text:span text:style-name="Contents_20_Links">1</text:span></text:p>
          <text:p text:style-name="P28"><text:span text:style-name="Contents_20_Links">6.1<text:tab/></text:span><text:a xlink:type="simple" xlink:href="#6.1.G11n%7Coutline"><text:span text:style-name="Contents_20_Links">G11n</text:span></text:a><text:span text:style-name="Contents_20_Links"><text:tab/></text:span><text:span text:style-name="Contents_20_Links">2</text:span></text:p>
          <text:p text:style-name="P28"><text:span text:style-name="Contents_20_Links">6.2<text:tab/></text:span><text:a xlink:type="simple" xlink:href="#6.2.Error%20Conditions%7Coutline"><text:span text:style-name="Contents_20_Links">Error Conditions</text:span></text:a><text:span text:style-name="Contents_20_Links"><text:tab/></text:span><text:span text:style-name="Contents_20_Links">2</text:span></text:p>
          <text:p text:style-name="P28"><text:span text:style-name="Contents_20_Links">6.3<text:tab/></text:span><text:a xlink:type="simple" xlink:href="#6.3.Migration%7Coutline"><text:span text:style-name="Contents_20_Links">Migration</text:span></text:a><text:span text:style-name="Contents_20_Links"><text:tab/></text:span><text:span text:style-name="Contents_20_Links">2</text:span></text:p>
          <text:p text:style-name="P27"><text:span text:style-name="Contents_20_Links">7<text:tab/></text:span><text:a xlink:type="simple" xlink:href="#7.Future%20Tasks%7Coutline"><text:span text:style-name="Contents_20_Links">Future Tasks</text:span></text:a><text:span text:style-name="Contents_20_Links"><text:tab/></text:span><text:span text:style-name="Contents_20_Links">2</text:span></text:p>
          <text:p text:style-name="P27"><text:span text:style-name="Contents_20_Links">8<text:tab/></text:span><text:a xlink:type="simple" xlink:href="#8.Notes%7Coutline"><text:span text:style-name="Contents_20_Links">Notes</text:span></text:a><text:span text:style-name="Contents_20_Links"><text:tab/></text:span><text:span text:style-name="Contents_20_Links">2</text:span></text:p>
          <text:p text:style-name="P27"><text:span text:style-name="Contents_20_Links">9<text:tab/></text:span><text:a xlink:type="simple" xlink:href="#9.References%7Coutline"><text:span text:style-name="Contents_20_Links">References</text:span></text:a><text:span text:style-name="Contents_20_Links"><text:tab/></text:span><text:span text:style-name="Contents_20_Links">3</text:span></text:p>
        </text:index-body>
      </text:table-of-content>
      <text:p text:style-name="P8"/>
      <text:h text:style-name="P33"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regex</text:p>
          </table:table-cell>
          <table:table-cell table:style-name="Table3.A2" office:value-type="string">
            <text:p text:style-name="Table_20_Contents">regular expression (standard)</text:p>
          </table:table-cell>
        </table:table-row>
      </table:table>
      <text:p text:style-name="Standard"/>
      <text:h text:style-name="Heading_20_1" text:outline-level="1">Motivation</text:h>
      <text:p text:style-name="Text_20_body">To replace the standardized, but insufficient BAHTTEXT function and the several other (often bad) solutions for number to number name conversions with a good international standard.</text:p>
      <text:p text:style-name="Text_20_body"/>
      <text:h text:style-name="Heading_20_1" text:outline-level="1">User Scenarios</text:h>
      <text:p text:style-name="Text_20_body">This feature will solve a frequently required task: to convert numbers to number names (words)<text:span text:style-name="T4"> in invoices, checks, contracts etc. </text:span>Ease-of-Use with competitive products (Excel has an on-line solution). It is mandatory that the users finds a comparable functionality within the same feature as in competitive products.</text:p>
      <text:h text:style-name="Heading_20_1" text:outline-level="1">Goals</text:h>
      <text:p text:style-name="Text_20_body">Add a requested feature. Increase compatibility with competitive spreadsheet products. Also h<text:span text:style-name="T4">elp OpenFormula to be top-compliant with the ECMA/ISO BAHTTEXT without degrading its high requirements for an international standard.</text:span></text:p>
      <text:h text:style-name="Heading_20_1" text:outline-level="1">Requirements and Dependencies</text:h>
      <text:h text:style-name="Heading_20_2" text:outline-level="2">Requirements</text:h>
      <text:p text:style-name="P29">To meet the needs of users and to add a real innovative/competitive feature, Calc needs NUMBERTEXT and MONEYTEXT.</text:p>
      <text:h text:style-name="Heading_20_2" text:outline-level="2">Technical Dependencies</text:h>
      <text:p text:style-name="Text_20_body">The NUMBERTEXT and MONEYTEXT implementation uses Soros language and resources of NUMBERTEXT.org (see [SorosSpec] and [NUMBERTEXT]).</text:p>
      <text:h text:style-name="Heading_20_1" text:outline-level="1">Competitive Analyses</text:h>
      <text:p text:style-name="Text_20_body">Microsoft has on-line support for Excel spreadsheet only for English number to number name conversion ([MSsup]).</text:p>
      <text:p text:style-name="Text_20_body">Apache OFBiz (The Apache Open for Business Project) uses RuleBasedNumberFormat of IBM ICU for this task, but only for English language, because of IBM ICU doesn’t offer MONEYTEXT function (see hard-wired English rule set in [Ofbiz]).</text:p>
      <text:p text:style-name="Text_20_body">IBM ICU contains several inconsistent rule sets for number conversion without currencies ([ICU]), but its RuleBasedNumberFormat class is insufficient for currency handling (also for number handling: [ICU2]).</text:p>
      <text:p text:style-name="Text_20_body"><text:soft-page-break/>The regex based Soros language [SorosSpec] can handle complex orthography and grammar of number names in a simple way. NUMBERTEXT.org [NUMBERTEXT] has resources for 20 languages with major and country-dependent currency support and it is the dedicated site to extend this database.</text:p>
      <text:p text:style-name="Text_20_body">The OpenOffice.org NUMBERTEXT extension is a working demonstration of the planned NUMBERTEXT/MONEYTEXT feature of Calc ([NUMext]).</text:p>
      <text:h text:style-name="Heading_20_1" text:outline-level="1">Detailed Specification</text:h>
      <text:p text:style-name="Text_20_body">The functions are named NUMBERTEXT and MONEYTEXT.</text:p>
      <text:p text:style-name="Text_20_body">NUMBERTEXT expects one string argument (input value) and one optional argument to set the target language. Without the language code, the target language is the language of the document. There is no rounding.</text:p>
      <text:p text:style-name="Text_20_body">MONEYTEXT expects a numeric argument and a currency code before the same optional target language option. Without the language code, the target language is the language of the document. <text:span text:style-name="T4">All numerical input values are valid (there is no restricted range of valid values). Rounding depends from the currency.</text:span></text:p>
      <text:p text:style-name="Text_20_body"><text:span text:style-name="T4">Syntax:</text:span></text:p>
      <text:p text:style-name="P23">=NUMBERTEXT(String value; [; Language]) </text:p>
      <text:p text:style-name="P23">=MONEYTEXT(Numeric value; Currency; [; Language])</text:p>
      <text:p text:style-name="Text_20_body"><text:span text:style-name="T4">Language codes: </text:span><text:span text:style-name="T5">xx-XX</text:span><text:span text:style-name="T4">, </text:span><text:span text:style-name="T5">xxx-XX</text:span><text:span text:style-name="T4">, </text:span><text:span text:style-name="T5">xx-XX-variant</text:span><text:span text:style-name="T4">, </text:span><text:span text:style-name="T5">xxx-XX-variant</text:span><text:span text:style-name="T4">, where “xx”, “xxx” are ISO 639-1 and (if necessary) ISO 639-2 language codes and “</text:span>XX” is an ISO 3166-1 alpha-2 country code. Variant is the name or the number of the language variants. For special conversions, the name of the target encoding is used. For example, “Roman” and “Suzhou” for Roman and Suzhou numbers.</text:p>
      <text:p text:style-name="P23">Currency codes: ISO 4217 (eg. USD).</text:p>
      <text:p text:style-name="P23">Examples:</text:p>
      <text:p text:style-name="P23">=NUMBERTEXT(1) returns “<text:span text:style-name="T9">one</text:span>”, when the language of the document is English.</text:p>
      <text:p text:style-name="P23">=NUMBERTEXT(1.00) returns “<text:span text:style-name="T9">one</text:span>”, when the language of the document is English (it may depend from </text:p>
      <text:p text:style-name="P23">automatic number to string conversion of the spreadsheet).</text:p>
      <text:p text:style-name="P23">=NUMBERTEXT("1.00") returns “<text:span text:style-name="T9">one dot zero zero</text:span>”, when the language of the document is English.</text:p>
      <text:p text:style-name="Text_20_body"><text:span text:style-name="T4">=NUMBERTEXT(3,1415) returns “</text:span><text:span text:style-name="T9">drei </text:span><text:span text:style-name="T17">Komma</text:span><text:span text:style-name="T9"> eins vier eins fünf</text:span><text:span text:style-name="T4">”, when the language of the document is German.</text:span></text:p>
      <text:p text:style-name="Text_20_body"><text:span text:style-name="T4">=MONEYTEXT(123.456; "EUR") return</text:span>s “<text:span text:style-name="T17">one hundred and twenty-three euro and forty-six cents</text:span>”, when the language of the document is English.</text:p>
      <text:p text:style-name="Text_20_body"><text:span text:style-name="T4">=MONEYTEXT(12.649; "THY"; "th-TH") returns “</text:span>สิบสองบาทหกสิบห้าสตางค์<text:span text:style-name="T4">” which means “</text:span>Twelve<text:span text:style-name="T5"> </text:span>Baht<text:span text:style-name="T5"> </text:span>and<text:span text:style-name="T5"> </text:span>sixty<text:span text:style-name="T5"> </text:span>five<text:span text:style-name="T5"> </text:span>Satang<text:span text:style-name="T4">”.</text:span></text:p>
      <text:p text:style-name="P21">Implementation</text:p>
      <text:p text:style-name="P32">The implementation uses the Soros programming language (see [SorosSpec]).</text:p>
      <text:p text:style-name="P21">Tab Order</text:p>
      <text:p text:style-name="Text_20_body">None.</text:p>
      <text:p text:style-name="P21">Key Board Shortcuts</text:p>
      <text:p text:style-name="Text_20_body">None.</text:p>
      <text:h text:style-name="Heading_20_2" text:outline-level="2">G11n</text:h>
      <text:p text:style-name="Text_20_body">None.</text:p>
      <text:h text:style-name="Heading_20_2" text:outline-level="2"><text:soft-page-break/>Error Conditions</text:h>
      <text:p text:style-name="Text_20_body">Missing parameter results in Err:511 (missing parameter).</text:p>
      <text:p text:style-name="Text_20_body">Too many parameters results in Err:504 (error in parameter list).</text:p>
      <text:p text:style-name="Text_20_body">Parameter not a number results in Err:502 (invalid argument).</text:p>
      <text:h text:style-name="Heading_20_2" text:outline-level="2">Migration</text:h>
      <text:p text:style-name="Text_20_body">None.</text:p>
      <text:h text:style-name="Heading_20_1" text:outline-level="1">Future Tasks</text:h>
      <text:p text:style-name="Text_20_body">None.</text:p>
      <text:h text:style-name="Heading_20_1" text:outline-level="1">Notes</text:h>
      <text:p text:style-name="Text_20_body">None.</text:p>
      <text:h text:style-name="Heading_20_1" text:outline-level="1">References</text:h>
      <text:p text:style-name="Text_20_body">[ICU] ICU rule sets, https://ssl.icu-project.org/trac/browser/icu/trunk/source/data/rbnf</text:p>
      <text:p text:style-name="Text_20_body">[ICU2] “Ettusen” problem of Swedish rules, see in http://icu-project.org/trac/attachment/ticket/6493/sv.txt</text:p>
      <text:p text:style-name="Text_20_body"><text:a xlink:type="simple" xlink:href="http://support.microsoft.com/kb/213360">[NUMBERTEXT] NUMBERTEXT.org, </text:a><text:a xlink:type="simple" xlink:href="http://www.numbertext.org/">http://www.numbertext.org</text:a></text:p>
      <text:p text:style-name="Text_20_body">[NUMext] NUMBERTEXT extension, http://extensions.services.openoffice.org/project/numbertext</text:p>
      <text:p text:style-name="Text_20_body">[MSSup] How to convert a numeric value into English words in Excel, Microsoft Help and Support, <text:a xlink:type="simple" xlink:href="http://support.microsoft.com/kb/213360">http://support.microsoft.com/kb/213360</text:a><text:a xlink:type="simple" xlink:href="http://support.microsoft.com/kb/213360">.</text:a></text:p>
      <text:p text:style-name="Text_20_body"><text:a xlink:type="simple" xlink:href="http://support.microsoft.com/kb/213360">[OfBiz] UtilAccounting.java, </text:a><text:a xlink:type="simple" xlink:href="http://svn.ofbiz.org/viewcvs/*checkout*/trunk/applications/accounting/src/org/ofbiz/accounting/util/UtilAccounting.java?rev=6744">http://svn.ofbiz.org/viewcvs/*checkout*/trunk/applications/accounting/src/org/ofbiz/accounting/util/UtilAccounting.java?rev=6744</text:a></text:p>
      <text:p text:style-name="Text_20_body">[SorosSpec] Soros Language Specification, <text:a xlink:type="simple" xlink:href="http://www.numbertext.org/sorosspec.odt">http://www.numbertext.org/sorosspec.odt</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DejaVu Sans Mono" svg:font-family="'DejaVu Sans Mono'"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MyText" style:family="paragraph" style:parent-style-name="Standard">
      <style:paragraph-properties fo:margin-top="0.199cm" fo:margin-bottom="0cm" fo:text-align="start" style:justify-single-word="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break-before="column"/>
    </style:style>
    <style:style style:name="MT1" style:family="text"/>
    <style:page-layout style:name="M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NUMBERTEXT/MONEYTEXT Spreadsheet Functions</text:p>
      </style:header>
      <style:footer>
        <text:p text:style-name="MP1">Page <text:page-number text:select-page="current">3</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Endnote" style:page-layout-name="Mpm8"/>
    <style:master-page style:name="Title_20_Page" style:display-name="Title Page" style:page-layout-name="Mpm9">
      <style:footer>
        <text:p text:style-name="MP2"><text:a xlink:type="simple" xlink:href="http://specs.openoffice.org/calc/compatibility/numbertext.odt">http://specs.openoffice.org/calc/compatibility/numbertext.odt</text:a><text:a xlink:type="simple" xlink:href="http://specs.openoffice.org/calc/compatibility/bahttext.odt"> (not yet, see Issue 103746)</text:a></text:p>
      </style:footer>
    </style:master-page>
    <style:master-page style:name="Information_20__26__20_Contents" style:display-name="Information &amp; Contents"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5-08-25T16:54:40</meta:creation-date>
    <dc:date>2009-08-06T18:03:17</dc:date>
    <dc:language>en-US</dc:language>
    <meta:editing-cycles>23</meta:editing-cycles>
    <meta:editing-duration>PT09H53M31S</meta:editing-duration>
    <meta:document-statistic meta:table-count="5" meta:image-count="0" meta:object-count="0" meta:page-count="7" meta:paragraph-count="134" meta:word-count="997" meta:character-count="6925"/>
    <meta:user-defined meta:name="Info 1"/>
    <meta:user-defined meta:name="Info 2"/>
    <meta:user-defined meta:name="Info 3"/>
    <meta:user-defined meta:name="Info 4"/>
  </office:meta>
</office:document-meta>
</file>